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</office:automatic-styles>
  <office:body>
    <office:spreadsheet>
      <table:calculation-settings table:null-year="1940"/>
      <table:table table:name="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3"/>
        <table:table-column table:style-name="co7" table:number-columns-repeated="2" table:default-cell-style-name="ce5"/>
        <table:table-column table:style-name="co8" table:default-cell-style-name="ce5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2" office:value-type="string" calcext:value-type="string">
            <text:p>HB (drivers)</text:p>
          </table:table-cell>
          <table:table-cell table:style-name="ce2" office:value-type="string" calcext:value-type="string">
            <text:p>HB (trailers)</text:p>
          </table:table-cell>
          <table:table-cell table:style-name="ce4" office:value-type="string" calcext:value-type="string">
            <text:p>Wear from drivers</text:p>
          </table:table-cell>
          <table:table-cell table:style-name="ce4" office:value-type="string" calcext:value-type="string">
            <text:p>Wear from trailers</text:p>
          </table:table-cell>
          <table:table-cell table:style-name="ce4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19687.5" calcext:value-type="float">
            <text:p>19688</text:p>
          </table:table-cell>
          <table:table-cell table:formula="of:=([.E2]/8)*(1+[.H2])*10000*[.F2]" office:value-type="float" office:value="14175" calcext:value-type="float">
            <text:p>14175</text:p>
          </table:table-cell>
          <table:table-cell table:formula="of:=[.J2]+[.I2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26" calcext:value-type="percentage">
            <text:p>26.00%</text:p>
          </table:table-cell>
          <table:table-cell table:formula="of:=([.C3]/8)*(1+[.G3])*10000*[.D3]" office:value-type="float" office:value="94500" calcext:value-type="float">
            <text:p>94500</text:p>
          </table:table-cell>
          <table:table-cell table:formula="of:=([.E3]/8)*(1+[.H3])*10000*[.F3]" office:value-type="float" office:value="53392.5" calcext:value-type="float">
            <text:p>53393</text:p>
          </table:table-cell>
          <table:table-cell table:formula="of:=[.J3]+[.I3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1+[.G4])*10000*[.D4]" office:value-type="float" office:value="8300" calcext:value-type="float">
            <text:p>8300</text:p>
          </table:table-cell>
          <table:table-cell table:formula="of:=([.E4]/8)*(1+[.H4])*10000*[.F4]" office:value-type="float" office:value="6300" calcext:value-type="float">
            <text:p>6300</text:p>
          </table:table-cell>
          <table:table-cell table:formula="of:=[.J4]+[.I4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1+[.G5]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1+[.G6])*10000*[.D6]" office:value-type="float" office:value="8300" calcext:value-type="float">
            <text:p>8300</text:p>
          </table:table-cell>
          <table:table-cell table:formula="of:=([.E6]/8)*(1+[.H6])*10000*[.F6]" office:value-type="float" office:value="6300" calcext:value-type="float">
            <text:p>6300</text:p>
          </table:table-cell>
          <table:table-cell table:formula="of:=[.J6]+[.I6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1+[.G7])*10000*[.D7]" office:value-type="float" office:value="10375" calcext:value-type="float">
            <text:p>10375</text:p>
          </table:table-cell>
          <table:table-cell table:formula="of:=([.E7]/8)*(1+[.H7])*10000*[.F7]" office:value-type="float" office:value="7875" calcext:value-type="float">
            <text:p>7875</text:p>
          </table:table-cell>
          <table:table-cell table:formula="of:=[.J7]+[.I7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1+[.G8]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1+[.G9])*10000*[.D9]" office:value-type="float" office:value="66420.75" calcext:value-type="float">
            <text:p>66421</text:p>
          </table:table-cell>
          <table:table-cell table:formula="of:=([.E9]/8)*(1+[.H9])*10000*[.F9]" office:value-type="float" office:value="0" calcext:value-type="float">
            <text:p>0</text:p>
          </table:table-cell>
          <table:table-cell table:formula="of:=[.J9]+[.I9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1+[.G10])*10000*[.D10]" office:value-type="float" office:value="45629.25" calcext:value-type="float">
            <text:p>45629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1+[.G11])*10000*[.D11]" office:value-type="float" office:value="6225" calcext:value-type="float">
            <text:p>6225</text:p>
          </table:table-cell>
          <table:table-cell table:formula="of:=([.E11]/8)*(1+[.H11])*10000*[.F11]" office:value-type="float" office:value="3150" calcext:value-type="float">
            <text:p>3150</text:p>
          </table:table-cell>
          <table:table-cell table:formula="of:=[.J11]+[.I11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1+[.G12])*10000*[.D12]" office:value-type="float" office:value="53970.75" calcext:value-type="float">
            <text:p>53971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1+[.G13])*10000*[.D13]" office:value-type="float" office:value="56025" calcext:value-type="float">
            <text:p>56025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1+[.G14])*10000*[.D14]" office:value-type="float" office:value="29050" calcext:value-type="float">
            <text:p>29050</text:p>
          </table:table-cell>
          <table:table-cell table:formula="of:=([.E14]/8)*(1+[.H14])*10000*[.F14]" office:value-type="float" office:value="4725" calcext:value-type="float">
            <text:p>4725</text:p>
          </table:table-cell>
          <table:table-cell table:formula="of:=[.J14]+[.I14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1+[.G15])*10000*[.D15]" office:value-type="float" office:value="93375" calcext:value-type="float">
            <text:p>93375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93375" calcext:value-type="float">
            <text:p>93375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1+[.G16])*10000*[.D16]" office:value-type="float" office:value="53327.5" calcext:value-type="float">
            <text:p>53328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1+[.G17]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1+[.G18])*10000*[.D18]" office:value-type="float" office:value="45650" calcext:value-type="float">
            <text:p>4565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1+[.G19])*10000*[.D19]" office:value-type="float" office:value="18675" calcext:value-type="float">
            <text:p>18675</text:p>
          </table:table-cell>
          <table:table-cell table:formula="of:=([.E19]/8)*(1+[.H19])*10000*[.F19]" office:value-type="float" office:value="17482.5" calcext:value-type="float">
            <text:p>17483</text:p>
          </table:table-cell>
          <table:table-cell table:formula="of:=[.J19]+[.I19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1+[.G20])*10000*[.D20]" office:value-type="float" office:value="66400" calcext:value-type="float">
            <text:p>6640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1+[.G21])*10000*[.D21]" office:value-type="float" office:value="67437.5" calcext:value-type="float">
            <text:p>67438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1+[.G22])*10000*[.D22]" office:value-type="float" office:value="80925" calcext:value-type="float">
            <text:p>80925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80925" calcext:value-type="float">
            <text:p>80925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1+[.G23])*10000*[.D23]" office:value-type="float" office:value="83000" calcext:value-type="float">
            <text:p>8300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83000" calcext:value-type="float">
            <text:p>830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1+[.G24])*10000*[.D24]" office:value-type="float" office:value="41500" calcext:value-type="float">
            <text:p>41500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5])/[.F2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1+[.G25])*10000*[.D25]" office:value-type="float" office:value="18675" calcext:value-type="float">
            <text:p>18675</text:p>
          </table:table-cell>
          <table:table-cell table:formula="of:=([.E25]/8)*(1+[.H25])*10000*[.F25]" office:value-type="float" office:value="17955" calcext:value-type="float">
            <text:p>17955</text:p>
          </table:table-cell>
          <table:table-cell table:formula="of:=[.J25]+[.I2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1+[.G26])*10000*[.D26]" office:value-type="float" office:value="6225" calcext:value-type="float">
            <text:p>6225</text:p>
          </table:table-cell>
          <table:table-cell table:formula="of:=([.E26]/8)*(1+[.H26])*10000*[.F26]" office:value-type="float" office:value="18900" calcext:value-type="float">
            <text:p>18900</text:p>
          </table:table-cell>
          <table:table-cell table:formula="of:=[.J26]+[.I26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1+[.G27])*10000*[.D27]" office:value-type="float" office:value="33200" calcext:value-type="float">
            <text:p>33200</text:p>
          </table:table-cell>
          <table:table-cell table:formula="of:=([.E27]/8)*(1+[.H27])*10000*[.F27]" office:value-type="float" office:value="31500" calcext:value-type="float">
            <text:p>31500</text:p>
          </table:table-cell>
          <table:table-cell table:formula="of:=[.J27]+[.I27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5-01-07T18:19:32.708000000</dc:date>
    <dc:creator>James Petts</dc:creator>
    <meta:editing-duration>PT2H34M56S</meta:editing-duration>
    <meta:editing-cycles>23</meta:editing-cycles>
    <meta:generator>LibreOffice/4.2.8.2$Windows_x86 LibreOffice_project/48d50dbfc06349262c9d50868e5c1f630a573ebd</meta:generator>
    <meta:document-statistic meta:table-count="1" meta:cell-count="297" meta:object-count="0"/>
  </office:meta>
</office:document-meta>
</file>